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536e" officeooo:paragraph-rsid="0007536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536e" officeooo:paragraph-rsid="0007536e" style:font-size-asian="10.5pt" style:font-weight-asian="normal" style:font-size-complex="12pt" style:font-weight-complex="normal"/>
    </style:style>
    <style:style style:name="T1" style:family="text">
      <style:text-properties officeooo:rsid="0007536e"/>
    </style:style>
    <style:style style:name="T2" style:family="text">
      <style:text-properties officeooo:rsid="00076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STĘPNY PLAN GRUPY DRON</text:span></text:p>
      <text:p text:style-name="P2">Wstepny Plan grupy DRON:</text:p>
      <text:p text:style-name="P2">0) obecnie okodowanie esc, </text:p>
      <text:p text:style-name="P2">1)Spotkania co pn o 18.00 w labie o ile sie w planie nie pobrudzi. Wstepne spotkanie 0 ustalenie planu dopracowanie wymagan wzg projektu.</text:p>
      <text:p text:style-name="P2">2)Spotkanie 1 skrecanie czesci drona.</text:p>
      <text:p text:style-name="P2">3)Spotkanie 2: Kalibracja MPU6050</text:p>
      <text:p text:style-name="P2">4)Spotkanie 3: Podlaczenie silnikow i testy trybu domyslnego autonomicznego.</text:p>
      <text:p text:style-name="P2">5)Spotkanie 4: Budowa kontrolera do trybu B -&gt; tryb manualny uruchamiany w przypadku przeslania bledu lub na zadanie operatora. Tj. Podlaczenie joystickow do pcb (gotowy) + poprawki</text:p>
      <text:p text:style-name="P2">6) Testy</text:p>
      <text:p text:style-name="P2"/>
      <text:p text:style-name="P2">Uwagi: dron w trybie domyslnym autonomiczny ma uruchamiac silniki i utrzymywac sie na stalej wysokosci powtarzajac sekwencyjne ruchy V dam modul od light seekera (mam jeszcze jedna plytke od jlc to moge uzyc) ale wstepnie ustalilismy ze nie bedzieny uzywac wiec pozostaja zaprogramowane ruchy.</text:p>
      <text:p text:style-name="P2"/>
      <text:p text:style-name="P2">Szacowane zakonczenie projektu optymistyczne: 7*7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57:08.605602396</meta:creation-date>
    <dc:date>2023-12-07T13:59:30.338645566</dc:date>
    <meta:editing-duration>PT2M22S</meta:editing-duration>
    <meta:editing-cycles>2</meta:editing-cycles>
    <meta:generator>LibreOffice/7.6.3.1$Linux_X86_64 LibreOffice_project/60$Build-1</meta:generator>
    <meta:document-statistic meta:table-count="0" meta:image-count="0" meta:object-count="0" meta:page-count="1" meta:paragraph-count="11" meta:word-count="131" meta:character-count="890" meta:non-whitespace-character-count="769"/>
  </office:meta>
</office:document-meta>
</file>